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5d82" officeooo:paragraph-rsid="000e73fd"/>
    </style:style>
    <style:style style:name="P2" style:family="paragraph" style:parent-style-name="Standard">
      <style:text-properties officeooo:rsid="000e73fd" officeooo:paragraph-rsid="000e73fd"/>
    </style:style>
    <style:style style:name="P3" style:family="paragraph" style:parent-style-name="Standard">
      <style:text-properties officeooo:rsid="000d5d82" officeooo:paragraph-rsid="000e73fd"/>
    </style:style>
    <style:style style:name="P4" style:family="paragraph" style:parent-style-name="Standard">
      <style:text-properties officeooo:rsid="000fb056" officeooo:paragraph-rsid="000fb056"/>
    </style:style>
    <style:style style:name="P5" style:family="paragraph" style:parent-style-name="Standard" style:list-style-name="L1">
      <style:text-properties officeooo:rsid="000fb056" officeooo:paragraph-rsid="000fb056"/>
    </style:style>
    <style:style style:name="P6" style:family="paragraph" style:parent-style-name="Standard" style:list-style-name="L1">
      <style:text-properties officeooo:rsid="00103811" officeooo:paragraph-rsid="00103811"/>
    </style:style>
    <style:style style:name="T1" style:family="text">
      <style:text-properties officeooo:rsid="0010381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1bb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rojekt składa się z</text:span> programu napisanego w języku BASCOM, który tworzy animację na wyświetlaczu LCD oraz sczytuje dane z miernika temperatury DS18B20, które są następnie pobierane przez port szeregowy i przetwarzane w programie napisanym w języku Python, który na bieżąco rysuje wykres temperatury od czasu. </text:p>
      <text:p text:style-name="P2">Gdy wykres zostanie „uzupełniony” do końca zostaje on zapisany w formacie „jpeg”, wyczyszczony oraz uzupełniany od nowa, wszystko trwa nieustannie, zbierając dla nas dane i tworząc kolejne obrazy numerując je, aż do zakończenia pracy działania programu <text:span text:style-name="T4">przez użytkownika</text:span>.</text:p>
      <text:p text:style-name="P1">Uruchamiając program w języku Python wpisujemy numer portu szeregowego do którego podłączony jest mikrokontroler i reszta następuje automatycznie.</text:p>
      <text:p text:style-name="P1"/>
      <text:p text:style-name="P4"><text:span text:style-name="T2">Pliki zawarte w projekcie</text:span>:</text:p>
      <text:list xml:id="list1300768458887544062" text:style-name="L1">
        <text:list-item>
          <text:p text:style-name="P5">„<text:span text:style-name="T3">program.py</text:span>” - program główny rysujący wykres</text:p>
        </text:list-item>
        <text:list-item>
          <text:p text:style-name="P5">„<text:span text:style-name="T3">TP.bas</text:span>” - program sterujący mikrokontrolerem</text:p>
        </text:list-item>
        <text:list-item>
          <text:p text:style-name="P5">„<text:span text:style-name="T3">ds18b20_commands.bas</text:span>” - plik inkludowany do „TP.bas” zawierający funkcje magistrali 1wire</text:p>
        </text:list-item>
        <text:list-item>
          <text:p text:style-name="P5">„<text:span text:style-name="T3">EvB 5.1 – opis.odt</text:span>” <text:tab/>- opis zestawu uruchomieniowego EvB 5.1</text:p>
        </text:list-item>
        <text:list-item>
          <text:p text:style-name="P5">„<text:span text:style-name="T3">wykres.png</text:span>” - plik pomocniczy do programu głównego</text:p>
        </text:list-item>
        <text:list-item>
          <text:p text:style-name="P5">„<text:span text:style-name="T3">Przedstawienie projektu</text:span>” - <text:span text:style-name="T1">folder zawierający</text:span>:</text:p>
          <text:list>
            <text:list-item>
              <text:p text:style-name="P5">„<text:span text:style-name="T3">LCD</text:span>” - nagranie prezentujące animację <text:span text:style-name="T1">z wyświetlacza LCD</text:span></text:p>
            </text:list-item>
            <text:list-item>
              <text:p text:style-name="P6">„<text:span text:style-name="T3">LCD.jpeg</text:span>” - zdjęcie wyświetlacza LCD ukazującego animację</text:p>
            </text:list-item>
            <text:list-item>
              <text:p text:style-name="P6">„<text:span text:style-name="T3">Prezentacja_działania_programu.wmv</text:span>” - nagranie prezentujące działanie programu</text:p>
            </text:list-item>
            <text:list-item>
              <text:p text:style-name="P6">„<text:span text:style-name="T3">Prezentacja_projektu.3gp</text:span>” - nagranie prezentujące cały projek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date>2016-06-27T00:01:45.509000000</dc:date>
    <meta:editing-duration>PT20M4S</meta:editing-duration>
    <meta:editing-cycles>4</meta:editing-cycles>
    <meta:document-statistic meta:table-count="0" meta:image-count="0" meta:object-count="0" meta:page-count="1" meta:paragraph-count="14" meta:word-count="184" meta:character-count="1357" meta:non-whitespace-character-count="1194"/>
  </office:meta>
</office:document-meta>
</file>